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0B8F6FBDDC9145B6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rier new" svg:font-family="'Courrier new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1.906cm" fo:margin-left="1.404cm" table:align="left"/>
    </style:style>
    <style:style style:name="Table2.A" style:family="table-column">
      <style:table-column-properties style:column-width="11.906cm"/>
    </style:style>
    <style:style style:name="Table2.1" style:family="table-row">
      <style:table-row-properties style:min-row-height="3.704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1.906cm" fo:margin-left="1.404cm" table:align="left"/>
    </style:style>
    <style:style style:name="Table3.A" style:family="table-column">
      <style:table-column-properties style:column-width="11.906cm"/>
    </style:style>
    <style:style style:name="Table3.1" style:family="table-row"/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1.906cm" fo:margin-left="1.404cm" table:align="left"/>
    </style:style>
    <style:style style:name="Table4.A" style:family="table-column">
      <style:table-column-properties style:column-width="11.906cm"/>
    </style:style>
    <style:style style:name="Table4.1" style:family="table-row"/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910a9" officeooo:paragraph-rsid="001910a9"/>
    </style:style>
    <style:style style:name="P2" style:family="paragraph" style:parent-style-name="Table_20_Contents">
      <style:paragraph-properties fo:text-align="start" style:justify-single-word="false"/>
      <style:text-properties officeooo:rsid="001910a9" officeooo:paragraph-rsid="001910a9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officeooo:paragraph-rsid="001910a9"/>
    </style:style>
    <style:style style:name="P5" style:family="paragraph" style:parent-style-name="Text_20_body">
      <style:text-properties officeooo:rsid="00200c49" officeooo:paragraph-rsid="00200c49"/>
    </style:style>
    <style:style style:name="P6" style:family="paragraph" style:parent-style-name="Title">
      <style:text-properties officeooo:rsid="0019bdd9" officeooo:paragraph-rsid="0019bdd9"/>
    </style:style>
    <style:style style:name="P7" style:family="paragraph" style:parent-style-name="Text_20_body" style:list-style-name="L1">
      <style:text-properties officeooo:rsid="0019bdd9" officeooo:paragraph-rsid="0019bdd9"/>
    </style:style>
    <style:style style:name="P8" style:family="paragraph" style:parent-style-name="Text_20_body" style:list-style-name="L1">
      <style:text-properties officeooo:rsid="001ec564" officeooo:paragraph-rsid="001ec564"/>
    </style:style>
    <style:style style:name="P9" style:family="paragraph" style:parent-style-name="Text_20_body" style:list-style-name="L1">
      <style:text-properties officeooo:rsid="0019d547" officeooo:paragraph-rsid="0019d547"/>
    </style:style>
    <style:style style:name="P10" style:family="paragraph" style:parent-style-name="Text_20_body" style:list-style-name="L1">
      <style:text-properties officeooo:rsid="001cf253" officeooo:paragraph-rsid="00200c49"/>
    </style:style>
    <style:style style:name="P11" style:family="paragraph" style:parent-style-name="Text_20_body" style:list-style-name="L2">
      <style:text-properties officeooo:rsid="00200c49" officeooo:paragraph-rsid="00200c49"/>
    </style:style>
    <style:style style:name="P12" style:family="paragraph" style:parent-style-name="Text_20_body" style:list-style-name="L2">
      <style:text-properties officeooo:rsid="0024eba0" officeooo:paragraph-rsid="0024eba0"/>
    </style:style>
    <style:style style:name="P13" style:family="paragraph" style:parent-style-name="Text_20_body" style:list-style-name="L2">
      <style:text-properties officeooo:rsid="002657bb" officeooo:paragraph-rsid="002657bb"/>
    </style:style>
    <style:style style:name="P14" style:family="paragraph" style:parent-style-name="Text_20_body" style:list-style-name="L3">
      <style:text-properties officeooo:rsid="002a57eb" officeooo:paragraph-rsid="002a57eb"/>
    </style:style>
    <style:style style:name="P15" style:family="paragraph" style:parent-style-name="Text_20_body" style:list-style-name="L3">
      <style:text-properties officeooo:rsid="002cc8a6" officeooo:paragraph-rsid="002cc8a6"/>
    </style:style>
    <style:style style:name="P16" style:family="paragraph" style:parent-style-name="Text_20_body" style:list-style-name="L2">
      <style:text-properties officeooo:rsid="002cfed1" officeooo:paragraph-rsid="002cfed1"/>
    </style:style>
    <style:style style:name="P17" style:family="paragraph" style:parent-style-name="Text_20_body" style:list-style-name="L3">
      <style:text-properties officeooo:rsid="002cfed1" officeooo:paragraph-rsid="002cfed1"/>
    </style:style>
    <style:style style:name="P18" style:family="paragraph" style:parent-style-name="Text_20_body" style:list-style-name="L3">
      <style:text-properties officeooo:rsid="002ea54c" officeooo:paragraph-rsid="002ea54c"/>
    </style:style>
    <style:style style:name="P19" style:family="paragraph" style:parent-style-name="Text_20_body" style:list-style-name="L3">
      <style:text-properties officeooo:rsid="002ea54c" officeooo:paragraph-rsid="00319e29"/>
    </style:style>
    <style:style style:name="P20" style:family="paragraph" style:parent-style-name="Text_20_body" style:list-style-name="L3">
      <style:text-properties officeooo:rsid="0032ecf6" officeooo:paragraph-rsid="0032ecf6"/>
    </style:style>
    <style:style style:name="P21" style:family="paragraph" style:parent-style-name="Text_20_body" style:list-style-name="L3">
      <style:text-properties officeooo:rsid="003495a1" officeooo:paragraph-rsid="003495a1"/>
    </style:style>
    <style:style style:name="P22" style:family="paragraph" style:parent-style-name="Text_20_body" style:list-style-name="L3">
      <style:text-properties officeooo:rsid="0036467e" officeooo:paragraph-rsid="0036467e"/>
    </style:style>
    <style:style style:name="P23" style:family="paragraph" style:parent-style-name="Text_20_body">
      <style:paragraph-properties fo:margin-top="0cm" fo:margin-bottom="0cm" loext:contextual-spacing="false" fo:line-height="100%" style:writing-mode="page"/>
      <style:text-properties style:font-name="Courier New" officeooo:rsid="00200c49" officeooo:paragraph-rsid="0024917b"/>
    </style:style>
    <style:style style:name="P24" style:family="paragraph" style:parent-style-name="Text_20_body">
      <style:paragraph-properties fo:margin-top="0cm" fo:margin-bottom="0cm" loext:contextual-spacing="false" fo:line-height="100%" style:writing-mode="page"/>
      <style:text-properties style:font-name="Courier New" officeooo:rsid="00200c49" officeooo:paragraph-rsid="002a57eb"/>
    </style:style>
    <style:style style:name="P25" style:family="paragraph" style:parent-style-name="Text_20_body">
      <style:paragraph-properties fo:margin-top="0cm" fo:margin-bottom="0cm" loext:contextual-spacing="false" fo:line-height="100%" style:writing-mode="page"/>
      <style:text-properties style:font-name="Courier New" officeooo:rsid="002cfed1" officeooo:paragraph-rsid="002cfed1"/>
    </style:style>
    <style:style style:name="P26" style:family="paragraph" style:parent-style-name="Heading_20_1">
      <style:text-properties officeooo:rsid="00200c49" officeooo:paragraph-rsid="00200c49"/>
    </style:style>
    <style:style style:name="P27" style:family="paragraph" style:parent-style-name="Heading_20_1">
      <style:text-properties officeooo:rsid="00269976" officeooo:paragraph-rsid="00269976"/>
    </style:style>
    <style:style style:name="P2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f253"/>
    </style:style>
    <style:style style:name="T2" style:family="text">
      <style:text-properties officeooo:rsid="00219da0"/>
    </style:style>
    <style:style style:name="T3" style:family="text">
      <style:text-properties officeooo:rsid="0024917b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24917b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style:font-name="Courier New" officeooo:rsid="002c508b"/>
    </style:style>
    <style:style style:name="T9" style:family="text">
      <style:text-properties style:font-name="Courier New" officeooo:rsid="002a57e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8945d"/>
    </style:style>
    <style:style style:name="T12" style:family="text">
      <style:text-properties officeooo:rsid="002a57eb"/>
    </style:style>
    <style:style style:name="T13" style:family="text">
      <style:text-properties officeooo:rsid="002c508b"/>
    </style:style>
    <style:style style:name="T14" style:family="text">
      <style:text-properties officeooo:rsid="00319e29"/>
    </style:style>
    <style:style style:name="T15" style:family="text">
      <style:text-properties officeooo:rsid="00322930"/>
    </style:style>
    <style:style style:name="T16" style:family="text">
      <style:text-properties officeooo:rsid="00373a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ícios 01</text:p>
      <text:h text:style-name="P26" text:outline-level="1">Sistema Operacional</text:h>
      <text:list xml:id="list2728202602" text:style-name="L1">
        <text:list-item>
          <text:p text:style-name="P7">O que é Linux, GNU e GNU/Linux?</text:p>
        </text:list-item>
        <text:list-item>
          <text:p text:style-name="P7">O que é uma distribuição GNU/Linux? Exemplifique.</text:p>
        </text:list-item>
        <text:list-item>
          <text:p text:style-name="P8">Quais as <text:span text:style-name="T2">principais </text:span>funções do Kernel Linux?</text:p>
        </text:list-item>
        <text:list-item>
          <text:p text:style-name="P9">Por que <text:span text:style-name="T1">razões </text:span>o GNU/Linux domin<text:span text:style-name="T1">ou</text:span> o mercado de supercomputadores?</text:p>
        </text:list-item>
        <text:list-item>
          <text:p text:style-name="P8">Diferencie um Cluster de um Desktop ou computador pessoal <text:span text:style-name="T2">em termos de hardware.</text:span></text:p>
        </text:list-item>
        <text:list-item>
          <text:p text:style-name="P10">O que é o Shell?</text:p>
        </text:list-item>
      </text:list>
      <text:h text:style-name="P26" text:outline-level="1">Comandos Básicos</text:h>
      <text:list xml:id="list945708261" text:style-name="L2">
        <text:list-item>
          <text:p text:style-name="P11">Como procurar por uma palavra no <text:span text:style-name="T2">manual (man)</text:span></text:p>
        </text:list-item>
        <text:list-item>
          <text:p text:style-name="P11">Liste todos os <text:s/>arquivos do seu diretório HOME. </text:p>
        </text:list-item>
        <text:list-item>
          <text:p text:style-name="P11">Como você pode saber em qual diretório você está no sistema?</text:p>
        </text:list-item>
        <text:list-item>
          <text:p text:style-name="P11">Qual o comando para saber qual a conta que está sendo usada em um SHELL? </text:p>
        </text:list-item>
        <text:list-item>
          <text:p text:style-name="P11">Liste qual o nome do grupo de usuários que sua conta pertence.</text:p>
        </text:list-item>
        <text:list-item>
          <text:p text:style-name="P11">Visite alguns diretórios, alternando os comandos <text:span text:style-name="T6">pwd</text:span> e <text:span text:style-name="T6">cd</text:span>. Os diretorios são os seguintes: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/home/esp<text:span text:style-name="T3">inf</text:span></text:p>
            <text:p text:style-name="P23"><text:span text:style-name="T4">o </text:span><text:span text:style-name="T5">predecessor do diretório </text:span>/home/esp<text:span text:style-name="T3">inf</text:span></text:p>
            <text:p text:style-name="P23">/</text:p>
            <text:p text:style-name="P23">/usr</text:p>
            <text:p text:style-name="P23">/tmp</text:p>
            <text:p text:style-name="P23">/usr/bin</text:p>
            <text:p text:style-name="P23"><text:span text:style-name="T4">seu diret</text:span><text:span text:style-name="T5">ó</text:span><text:span text:style-name="T4">rio</text:span> HOME</text:p>
          </table:table-cell>
        </table:table-row>
      </table:table>
      <text:p text:style-name="P5"/>
      <text:list xml:id="list180852703945959" text:continue-numbering="true" text:style-name="L2">
        <text:list-item>
          <text:p text:style-name="P12">Liste o conteúdo dos diretórios acima, ordenados por data, de duas formas:</text:p>
          <text:list>
            <text:list-item>
              <text:p text:style-name="P12">sem sair do seu diretório HOME</text:p>
            </text:list-item>
            <text:list-item>
              <text:p text:style-name="P12">acessando primeiramente o diretório a ser listado</text:p>
            </text:list-item>
          </text:list>
        </text:list-item>
        <text:list-item>
          <text:p text:style-name="P12">O que faz o comando <text:span text:style-name="T6">tac</text:span><text:span text:style-name="T4">?</text:span></text:p>
        </text:list-item>
        <text:list-item>
          <text:p text:style-name="P12"><text:soft-page-break/>O que faz a opção <text:span text:style-name="T6">-a</text:span> no comando ls? E <text:span text:style-name="T11">a opção</text:span> <text:span text:style-name="T6">-l</text:span> ?</text:p>
        </text:list-item>
        <text:list-item>
          <text:p text:style-name="P13"><text:span text:style-name="T4">Liste usuários do sistema com o mesmo nome que o seu</text:span></text:p>
        </text:list-item>
        <text:list-item>
          <text:p text:style-name="P13"><text:span text:style-name="T4">O que são arquivos/diretórios cujo nome inicia com um </text:span><text:span text:style-name="T6">.</text:span><text:span text:style-name="T4"> ?</text:span></text:p>
        </text:list-item>
        <text:list-item>
          <text:p text:style-name="P16"><text:span text:style-name="T4">Como procurar por determinada palavra no </text:span><text:span text:style-name="T6">man</text:span><text:span text:style-name="T4">?</text:span></text:p>
        </text:list-item>
      </text:list>
      <text:h text:style-name="P27" text:outline-level="1">Sistema de Arquivos</text:h>
      <text:list xml:id="list1141515147" text:style-name="L3">
        <text:list-item>
          <text:p text:style-name="P14">Crie a seguinte estrutura de diretórios na sua area HOME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~/<text:span text:style-name="T12">infraComp/aula01</text:span></text:p>
            <text:p text:style-name="P24"><text:s text:c="7"/><text:span text:style-name="T12">|__ </text:span>/<text:span text:style-name="T12">aula02</text:span></text:p>
            <text:p text:style-name="P24"><text:s text:c="16"/><text:span text:style-name="T12">|__ </text:span>/<text:span text:style-name="T12">exercicios</text:span></text:p>
            <text:p text:style-name="P24"><text:s text:c="7"/>|__ /<text:span text:style-name="T12">aula03</text:span></text:p>
            <text:p text:style-name="P24"><text:s text:c="7"/>|__ /<text:span text:style-name="T12">aula04</text:span></text:p>
            <text:p text:style-name="P24"><text:s text:c="7"/>|__ /<text:span text:style-name="T12">aula05</text:span></text:p>
          </table:table-cell>
        </table:table-row>
      </table:table>
      <text:list xml:id="list180853037745199" text:continue-numbering="true" text:style-name="L3">
        <text:list-item>
          <text:p text:style-name="P14">Em cada diretório acima crie um arquivo chamado <text:span text:style-name="T13">DATA, utilizando o comando </text:span><text:span text:style-name="T8">touch</text:span>.</text:p>
        </text:list-item>
        <text:list-item>
          <text:p text:style-name="P19">Altere as permissões de acesso de <text:span text:style-name="T14">seu diretório HOME</text:span> para que somente você e os usuários do seu grupo tenham acesso de leitura e <text:span text:style-name="T14">execução, e </text:span>você tenha acesso de leitura, escrita <text:span text:style-name="T14">e </text:span>execução.</text:p>
        </text:list-item>
        <text:list-item>
          <text:p text:style-name="P15"><text:span text:style-name="T15">Altere</text:span> as permissões do diretório <text:span text:style-name="T9">aula02/</text:span> de forma que seu<text:span text:style-name="T16">s</text:span> colega<text:span text:style-name="T16">s</text:span> consiga<text:span text:style-name="T16">m</text:span> criar um arquivo n<text:span text:style-name="T16">ele</text:span>. Crie um arquivo com seu nome no diretório correspondente do seu vizinho.</text:p>
        </text:list-item>
        <text:list-item>
          <text:p text:style-name="P17">Qual a diferença no resultado da execução dos dois comandos abaixo?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cp teste teste.bak</text:p>
            <text:p text:style-name="P25">mv teste teste.bak</text:p>
          </table:table-cell>
        </table:table-row>
      </table:table>
      <text:list xml:id="list180853271319978" text:continue-numbering="true" text:style-name="L3">
        <text:list-item>
          <text:p text:style-name="P18">O que fazem os comandos <text:span text:style-name="T6">du</text:span> e <text:span text:style-name="T6">df</text:span>?</text:p>
        </text:list-item>
        <text:list-item>
          <text:p text:style-name="P18">Qual a diferença entre executar e ler um diretório (permissões <text:span text:style-name="T6">r</text:span> e <text:span text:style-name="T6">x</text:span>)?</text:p>
        </text:list-item>
        <text:list-item>
          <text:p text:style-name="P18">Qual a diferença entre executar e ler um arquivo (permissões <text:span text:style-name="T6">r</text:span> e <text:span text:style-name="T6">x</text:span>)?</text:p>
        </text:list-item>
        <text:list-item>
          <text:p text:style-name="P20">Mostre as últimas 15 linhas do arquivo <text:span text:style-name="T6">/var/log/dmesg</text:span>.</text:p>
        </text:list-item>
        <text:list-item>
          <text:p text:style-name="P20">Mostre na tela as 5 primeiras linhas do arquivo <text:span text:style-name="T6">/var/log/dmesg</text:span>.</text:p>
        </text:list-item>
        <text:list-item>
          <text:p text:style-name="P21">Crie um link simbólico para o diretório <text:span text:style-name="T9">infraComp </text:span>do seu colega ao lado. Use este link para listar o conteúdo do diretório</text:p>
        </text:list-item>
        <text:list-item>
          <text:p text:style-name="P22">O que faz o comando: <text:span text:style-name="T7">find /usr/share/doc/ -iname html</text:span>?</text:p>
        </text:list-item>
        <text:list-item>
          <text:p text:style-name="P22">E o que faz o comando: <text:span text:style-name="T7">find /usr/share/doc/ -iname *html</text:span>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rier new" svg:font-family="'Courrier new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text-properties officeooo:rsid="001910a9" officeooo:paragraph-rsid="001910a9"/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officeooo:rsid="001910a9" officeooo:paragraph-rsid="001910a9"/>
    </style:style>
    <style:style style:name="MP4" style:family="paragraph" style:parent-style-name="Footer">
      <style:paragraph-properties fo:text-align="end" style:justify-single-word="false"/>
      <style:text-properties officeooo:paragraph-rsid="001910a9"/>
    </style:style>
    <style:style style:name="MP5" style:family="paragraph" style:parent-style-name="Footer">
      <style:paragraph-properties fo:text-align="end" style:justify-single-word="false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name="Shape1" draw:style-name="Mgr1" draw:text-style-name="MP2" svg:width="3.696cm" svg:height="1.234cm" svg:x="13.107cm" svg:y="-0.104cm"><draw:image xlink:href="Pictures/10000201000003200000010B8F6FBDDC9145B6DA.png" xlink:type="simple" xlink:show="embed" xlink:actuate="onLoad"><text:p/></draw:image></draw:frame>Infraestrutura Computacional – Parte 1</text:p>
        <text:p text:style-name="MP1">Data Science and Big Data - UFPR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3">D. Weingaertner</text:p>
            </table:table-cell>
            <table:table-cell table:style-name="Table1.A1" office:value-type="string">
              <text:p text:style-name="MP4"><text:page-number text:select-page="current">2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eingaertner</meta:initial-creator>
    <meta:creation-date>2018-03-08T15:15:31.301201231</meta:creation-date>
    <dc:date>2018-03-09T18:08:51.862134106</dc:date>
    <dc:creator>Daniel Weingaertner</dc:creator>
    <meta:editing-duration>PT48M48S</meta:editing-duration>
    <meta:editing-cycles>18</meta:editing-cycles>
    <meta:generator>LibreOffice/5.4.5.1$Linux_X86_64 LibreOffice_project/40m0$Build-1</meta:generator>
    <meta:document-statistic meta:table-count="4" meta:image-count="0" meta:object-count="0" meta:page-count="2" meta:paragraph-count="56" meta:word-count="466" meta:character-count="2600" meta:non-whitespace-character-count="2175"/>
  </office:meta>
</office:document-meta>
</file>